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4.445cm" svg:height="1.27cm" svg:x="2.411cm" svg:y="6.08cm">
          <text:p text:style-name="P1">ethernet_send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4.445cm" svg:height="1.27cm" svg:x="2.411cm" svg:y="8.62cm">
          <text:p text:style-name="P1">ip_output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4.445cm" svg:height="1.27cm" svg:x="2.411cm" svg:y="11.16cm">
          <text:p text:style-name="P1">udp_output</text:p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4.445cm" svg:height="1.27cm" svg:x="13.065cm" svg:y="11.16cm">
          <text:p text:style-name="P1">tcp_outpu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856cm" svg:y1="6.715cm" svg:x2="14.97cm" svg:y2="7.35cm" draw:start-shape="id1" draw:start-glue-point="1" draw:end-shape="id2" draw:end-glue-point="3" svg:d="m6856 6715h4056v635h4058">
          <text:p/>
        </draw:connector>
        <draw:connector draw:style-name="gr3" draw:text-style-name="P1" draw:layer="layout" svg:x1="4.633cm" svg:y1="11.16cm" svg:x2="4.633cm" svg:y2="9.89cm" draw:start-shape="id3" draw:start-glue-point="0" draw:end-shape="id4" draw:end-glue-point="2" svg:d="m4633 11160v-1270">
          <text:p/>
        </draw:connector>
        <draw:connector draw:style-name="gr3" draw:text-style-name="P1" draw:layer="layout" svg:x1="15.287cm" svg:y1="11.16cm" svg:x2="6.856cm" svg:y2="9.255cm" draw:start-shape="id5" draw:start-glue-point="0" draw:end-shape="id4" draw:end-glue-point="1" svg:d="m15287 11160v-1905h-8431">
          <text:p/>
        </draw:connector>
        <draw:connector draw:style-name="gr3" draw:text-style-name="P1" draw:layer="layout" svg:x1="4.633cm" svg:y1="8.62cm" svg:x2="4.633cm" svg:y2="7.35cm" draw:start-shape="id4" draw:start-glue-point="0" draw:end-shape="id1" draw:end-glue-point="2" svg:d="m4633 8620v-1270">
          <text:p/>
        </draw:connector>
        <draw:frame draw:style-name="gr4" draw:id="id6" draw:layer="layout" svg:width="5.463cm" svg:height="0.962cm" svg:x="7.35cm" svg:y="14.008cm">
          <draw:text-box>
            <text:p>User called 'send'</text:p>
          </draw:text-box>
        </draw:frame>
        <draw:connector draw:style-name="gr3" draw:text-style-name="P1" draw:layer="layout" draw:type="line" svg:x1="10.081cm" svg:y1="14.008cm" svg:x2="4.633cm" svg:y2="12.43cm" draw:start-shape="id6" draw:start-glue-point="0" draw:end-shape="id3" draw:end-glue-point="2" svg:d="m10081 14008-5448-1578">
          <text:p/>
        </draw:connector>
        <draw:connector draw:style-name="gr3" draw:text-style-name="P1" draw:layer="layout" draw:type="line" svg:x1="10.081cm" svg:y1="14.008cm" svg:x2="15.287cm" svg:y2="12.43cm" draw:start-shape="id6" draw:start-glue-point="0" draw:end-shape="id5" draw:end-glue-point="2" svg:d="m10081 14008 5206-1578">
          <text:p/>
        </draw:connector>
        <draw:custom-shape draw:style-name="gr1" draw:text-style-name="P1" draw:id="id2" draw:layer="layout" svg:width="4.445cm" svg:height="1.27cm" svg:x="14.97cm" svg:y="6.715cm">
          <text:p text:style-name="P1">arp_resolve</text:p>
          <draw:enhanced-geometry svg:viewBox="0 0 21600 21600" draw:type="rectangle" draw:enhanced-path="M 0 0 L 21600 0 21600 21600 0 21600 0 0 Z N"/>
        </draw:custom-shape>
        <draw:custom-shape draw:style-name="gr1" draw:text-style-name="P1" draw:id="id7" draw:layer="layout" svg:width="4.445cm" svg:height="1.27cm" svg:x="14.969cm" svg:y="4.175cm">
          <text:p text:style-name="P1">arp_send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7.192cm" svg:y1="6.715cm" svg:x2="17.191cm" svg:y2="5.445cm" draw:start-shape="id2" draw:start-glue-point="0" draw:end-shape="id7" draw:end-glue-point="2" svg:d="m17192 6715-1-1270">
          <text:p/>
        </draw:connector>
        <draw:frame draw:style-name="gr4" draw:layer="layout" svg:width="6.844cm" svg:height="0.962cm" svg:x="3.681cm" svg:y="2.905cm">
          <draw:text-box>
            <text:p>Network interface card</text:p>
          </draw:text-box>
        </draw:frame>
        <draw:connector draw:style-name="gr3" draw:text-style-name="P1" draw:layer="layout" draw:type="line" svg:x1="4.633cm" svg:y1="6.08cm" svg:x2="7.103cm" svg:y2="3.867cm" draw:start-shape="id1" draw:start-glue-point="0" svg:d="m4633 6080 2470-2213">
          <text:p/>
        </draw:connector>
        <draw:connector draw:style-name="gr3" draw:text-style-name="P1" draw:layer="layout" svg:x1="14.969cm" svg:y1="4.81cm" svg:x2="6.856cm" svg:y2="6.715cm" draw:start-shape="id7" draw:start-glue-point="3" draw:end-shape="id1" draw:end-glue-point="1" svg:d="m14969 4810h-4057v1905h-405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asco </meta:initial-creator>
    <meta:creation-date>2010-08-16T00:57:26</meta:creation-date>
    <dc:date>2010-08-16T16:45:54</dc:date>
    <dc:creator>rasco </dc:creator>
    <meta:editing-duration>PT00H40M30S</meta:editing-duration>
    <meta:editing-cycles>9</meta:editing-cycles>
    <meta:generator>OpenOffice.org/3.2$Linux OpenOffice.org_project/320m12$Build-9483</meta:generator>
    <meta:document-statistic meta:object-count="17"/>
  </office:meta>
</office:document-meta>
</file>